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B00000314435C2C6ADAC3E4C4.png" manifest:media-type="image/png"/>
  <manifest:file-entry manifest:full-path="Pictures/10000201000003CF0000028BC746603EC456AFD6.png" manifest:media-type="image/png"/>
  <manifest:file-entry manifest:full-path="Pictures/100002010000033F000002BD32092C9BC9760A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352in" draw:z-index="0"><draw:image xlink:href="Pictures/100002010000035B00000314435C2C6ADAC3E4C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0835in" svg:y="0.1008in" svg:width="6.9252in" svg:height="5.8417in" draw:z-index="1"><draw:image xlink:href="Pictures/100002010000033F000002BD32092C9BC9760AF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4.6236in" draw:z-index="2"><draw:image xlink:href="Pictures/10000201000003CF0000028BC746603EC456AFD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1:39:48.168809491</meta:creation-date>
    <dc:date>2021-10-26T18:47:18.136637221</dc:date>
    <meta:editing-duration>PT6H57M1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4" meta:paragraph-count="0" meta:word-count="0" meta:character-count="0" meta:non-whitespace-character-count="0"/>
  </office:meta>
</office:document-meta>
</file>